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Arial1" fo:font-size="12pt" fo:font-weight="bold" officeooo:rsid="001d7f46" officeooo:paragraph-rsid="00181af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Arial1" officeooo:paragraph-rsid="00181af1"/>
    </style:style>
    <style:style style:name="P4" style:family="paragraph" style:parent-style-name="Standard">
      <style:paragraph-properties fo:text-align="justify" style:justify-single-word="false"/>
      <style:text-properties style:font-name="Arial1" officeooo:paragraph-rsid="00181af1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weight="normal" officeooo:paragraph-rsid="00181af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normal" officeooo:rsid="00181af1" officeooo:paragraph-rsid="00181af1" style:font-weight-asian="normal" style:font-weight-complex="normal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rsid="00181af1" officeooo:paragraph-rsid="00181af1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Arial1" fo:font-size="12pt" fo:font-weight="bold" officeooo:rsid="001d7f46" officeooo:paragraph-rsid="00181af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Arial1" officeooo:rsid="00181af1" officeooo:paragraph-rsid="00181af1"/>
    </style:style>
    <style:style style:name="T1" style:family="text">
      <style:text-properties style:font-name="serif"/>
    </style:style>
    <style:style style:name="T2" style:family="text">
      <style:text-properties style:font-name="serif" officeooo:rsid="00181af1"/>
    </style:style>
    <style:style style:name="T3" style:family="text">
      <style:text-properties officeooo:rsid="00181a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81af1" style:font-weight-asian="normal" style:font-weight-complex="normal"/>
    </style:style>
    <style:style style:name="T6" style:family="text">
      <style:text-properties officeooo:rsid="001f4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NÁLISE E DESENVOLVIMENTO DE SISTEMAS – <text:span text:style-name="T6">5</text:span>º PERÍODO</text:h>
      <text:p text:style-name="P9">INTELIGÊNCIA ARTIFICIAL</text:p>
      <text:h text:style-name="P1" text:outline-level="2">BERNARDO SAAD GEBRAN BUSATTO</text:h>
      <text:p text:style-name="P10"/>
      <text:p text:style-name="P11"><text:span text:style-name="T4">TRABALHO 01</text:span></text:p>
      <text:p text:style-name="P11"><text:span text:style-name="T4"/></text:p>
      <text:p text:style-name="P2"><text:span text:style-name="T4">Quais são as três formas que podemos utilizar para entender como um ser humano pensa?</text:span></text:p>
      <text:p text:style-name="P3"><text:span text:style-name="T3">I</text:span>ntrospecção, procurando captar nossos próprios pensamentos à medida que eles se desenvolvem, <text:span text:style-name="T3">a partir de uma abordagem mais subjetivista.</text:span></text:p>
      <text:p text:style-name="P3"><text:span text:style-name="T3">E</text:span>xperimentos psicológicos, observando uma pessoa em ação, <text:span text:style-name="T3">de forma mais behaviorista/comportamental.</text:span></text:p>
      <text:p text:style-name="P3"><text:span text:style-name="T3">I</text:span>magens cerebrais, observando o cérebro em ação, <text:span text:style-name="T3">metodologia da neurociência.</text:span></text:p>
      <text:p text:style-name="P5"><text:line-break/>Quais são os campos que as ciências cognitivas unificam?</text:p>
      <text:p text:style-name="P6"><text:span text:style-name="T3">O campo da IA </text:span>reúne modelos computacionais e técnicas experimentais da psicologia.</text:p>
      <text:p text:style-name="P2"><text:line-break/><text:span text:style-name="T4">Qual é a base das ciências cognitivas?</text:span></text:p>
      <text:p text:style-name="P6"><text:span text:style-name="T3">S</text:span>e baseia necessariamente na investigação experimental de seres humanos ou<text:line-break/>animais. </text:p>
      <text:p text:style-name="P6"/>
      <text:p text:style-name="P5">O que Aristóteles tentou fazer? Como essa prática ficou conhecida?</text:p>
      <text:p text:style-name="P8">Buscou elaborar o que seriam os processos do “pensamento correto”, ou seja, raciocínios irrefutáveis. O nome desses modelos é conhecido como “Lógica”, e a partir dela cria-se uma estrutura onde premissas válidas devem gerar conhecimentos verdadeiros.</text:p>
      <text:p text:style-name="P5"><text:line-break/>O que os lógicos pretendiam fazer?</text:p>
      <text:p text:style-name="P7"><text:span text:style-name="T3">Buscavam explicar todos os fenômenos observáveis utilizando estruturas lógicas.</text:span></text:p>
      <text:p text:style-name="P5"><text:line-break/>Quais são os obstáculos enfrentados pela abordagem da lei dos pensamentos?</text:p>
      <text:p text:style-name="P4"><text:span text:style-name="T5">O primeiro obstáculo foi transformar o conhecimento de senso comum em premissas que se encaixem nos silogismos, além disso </text:span>há uma grande diferença entre ser capaz<text:line-break/>de resolver um problema “em princípio” e resolvê-lo na prática.</text:p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0:47:36.184000000</meta:creation-date>
    <dc:date>2023-03-06T19:49:05.823000000</dc:date>
    <meta:editing-duration>PT9H1M30S</meta:editing-duration>
    <meta:editing-cycles>1</meta:editing-cycles>
    <meta:document-statistic meta:table-count="0" meta:image-count="0" meta:object-count="0" meta:page-count="1" meta:paragraph-count="18" meta:word-count="217" meta:character-count="1505" meta:non-whitespace-character-count="1300"/>
    <meta:generator>LibreOffice/7.4.2.3$Windows_X86_64 LibreOffice_project/382eef1f22670f7f4118c8c2dd222ec7ad009daf</meta:generator>
  </office:meta>
</office:document-meta>
</file>